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3.4083in"/>
    </style:style>
    <style:style style:name="co8" style:family="table-column">
      <style:table-column-properties fo:break-before="auto" style:column-width="1.9028in"/>
    </style:style>
    <style:style style:name="co9"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Default"/>
        <table:table-row table:style-name="ro1">
          <table:table-cell office:value-type="string">
            <text:p>value</text:p>
          </table:table-cell>
          <table:table-cell office:value-type="string">
            <text:p>footprint</text:p>
          </table:table-cell>
          <table:table-cell office:value-type="string">
            <text:p>supplier</text:p>
          </table:table-cell>
          <table:table-cell office:value-type="string">
            <text:p>pn</text:p>
          </table:table-cell>
          <table:table-cell office:value-type="string">
            <text:p>count</text:p>
          </table:table-cell>
          <table:table-cell office:value-type="string">
            <text:p>note</text:p>
          </table:table-cell>
          <table:table-cell office:value-type="string">
            <text:p>references</text:p>
          </table:table-cell>
          <table:table-cell/>
        </table:table-row>
        <table:table-row table:style-name="ro1">
          <table:table-cell office:value-type="string">
            <text:p>OPA4348</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cell/>
        </table:table-row>
        <table:table-row table:style-name="ro1">
          <table:table-cell office:value-type="string">
            <text:p>TLE2426</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cell/>
        </table:table-row>
        <table:table-row table:style-name="ro1">
          <table:table-cell office:value-type="string">
            <text:p>74LV594ADBR</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296-3843-1-ND">296-3843-1-ND</text:a></text:p>
          </table:table-cell>
          <table:table-cell office:value-type="float" office:value="1">
            <text:p>1</text:p>
          </table:table-cell>
          <table:table-cell office:value-type="string">
            <text:p>595 not 594?</text:p>
          </table:table-cell>
          <table:table-cell office:value-type="string">
            <text:p>U3 </text:p>
          </table:table-cell>
          <table:table-cell/>
        </table:table-row>
        <table:table-row table:style-name="ro1">
          <table:table-cell office:value-type="float" office:value="180">
            <text:p>18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cell/>
        </table:table-row>
        <table:table-row table:style-name="ro1">
          <table:table-cell office:value-type="string">
            <text:p>0.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cell/>
        </table:table-row>
        <table:table-row table:style-name="ro1">
          <table:table-cell office:value-type="string">
            <text:p>0.022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cell/>
        </table:table-row>
        <table:table-row table:style-name="ro2">
          <table:table-cell office:value-type="string">
            <text:p>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cell/>
        </table:table-row>
        <table:table-row table:style-name="ro1">
          <table:table-cell office:value-type="string">
            <text:p>3.3uh</text:p>
          </table:table-cell>
          <table:table-cell office:value-type="float" office:value="1210">
            <text:p>1210</text:p>
          </table:table-cell>
          <table:table-cell office:value-type="string">
            <text:p>Digi-key</text:p>
          </table:table-cell>
          <table:table-cell table:style-name="ce1"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cell/>
        </table:table-row>
        <table:table-row table:style-name="ro1">
          <table:table-cell office:value-type="string">
            <text:p>ferrite</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cell/>
        </table:table-row>
        <table:table-row table:style-name="ro1">
          <table:table-cell office:value-type="string">
            <text:p>10uf_tant</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cell/>
        </table:table-row>
        <table:table-row table:style-name="ro1">
          <table:table-cell office:value-type="string">
            <text:p>ABM10XTAL</text:p>
          </table:table-cell>
          <table:table-cell office:value-type="string">
            <text:p>ABM10</text:p>
          </table:table-cell>
          <table:table-cell office:value-type="string">
            <text:p>Digi-key</text:p>
          </table:table-cell>
          <table:table-cell table:style-name="ce1"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cell/>
        </table:table-row>
        <table:table-row table:style-name="ro1">
          <table:table-cell office:value-type="float" office:value="25">
            <text:p>25</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cell/>
        </table:table-row>
        <table:table-row table:style-name="ro3">
          <table:table-cell office:value-type="string">
            <text:p>4.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cell/>
        </table:table-row>
        <table:table-row table:style-name="ro1">
          <table:table-cell office:value-type="string">
            <text:p>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cell/>
        </table:table-row>
        <table:table-row table:style-name="ro3">
          <table:table-cell office:value-type="string">
            <text:p>5.6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cell/>
        </table:table-row>
        <table:table-row table:style-name="ro1">
          <table:table-cell office:value-type="string">
            <text:p>5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cell/>
        </table:table-row>
        <table:table-row table:style-name="ro1">
          <table:table-cell office:value-type="float" office:value="56.2">
            <text:p>56.2</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cell/>
        </table:table-row>
        <table:table-row table:style-name="ro3">
          <table:table-cell office:value-type="string">
            <text:p>58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cell/>
        </table:table-row>
        <table:table-row table:style-name="ro3">
          <table:table-cell office:value-type="string">
            <text:p>82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cell/>
        </table:table-row>
        <table:table-row table:style-name="ro1">
          <table:table-cell office:value-type="string">
            <text:p>MT48LC16M16A2</text:p>
          </table:table-cell>
          <table:table-cell office:value-type="string">
            <text:p>VFBGA-54</text:p>
          </table:table-cell>
          <table:table-cell office:value-type="string">
            <text:p>Digi-key</text:p>
          </table:table-cell>
          <table:table-cell table:style-name="ce1"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cell/>
        </table:table-row>
        <table:table-row table:style-name="ro4">
          <table:table-cell office:value-type="string">
            <text:p>BC847BPN</text:p>
          </table:table-cell>
          <table:table-cell office:value-type="string">
            <text:p>SOT-363</text:p>
          </table:table-cell>
          <table:table-cell office:value-type="string">
            <text:p>Digi-key</text:p>
          </table:table-cell>
          <table:table-cell table:style-name="ce1"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cell/>
        </table:table-row>
        <table:table-row table:style-name="ro1">
          <table:table-cell office:value-type="string">
            <text:p>78250M</text:p>
          </table:table-cell>
          <table:table-cell office:value-type="float" office:value="78250">
            <text:p>78250</text:p>
          </table:table-cell>
          <table:table-cell office:value-type="string">
            <text:p>mouser</text:p>
          </table:table-cell>
          <table:table-cell table:style-name="ce1" office:value-type="string">
            <text:p><text:a xlink:href="http://www.mouser.com/Search/ProductDetail.aspx?qs=Sp7jPs%2FGXrMRMYRzP2NweA%3D%3D">580-78250MVC</text:a></text:p>
          </table:table-cell>
          <table:table-cell office:value-type="float" office:value="1">
            <text:p>1</text:p>
          </table:table-cell>
          <table:table-cell/>
          <table:table-cell office:value-type="string">
            <text:p>U46 </text:p>
          </table:table-cell>
          <table:table-cell/>
        </table:table-row>
        <table:table-row table:style-name="ro1">
          <table:table-cell office:value-type="string">
            <text:p>FCI_USB_B</text:p>
          </table:table-cell>
          <table:table-cell office:value-type="string">
            <text:p>FCI_USB_A</text:p>
          </table:table-cell>
          <table:table-cell office:value-type="string">
            <text:p>Digi-key</text:p>
          </table:table-cell>
          <table:table-cell table:style-name="ce1" office:value-type="string">
            <text:p>609-1039-ND</text:p>
          </table:table-cell>
          <table:table-cell office:value-type="float" office:value="1">
            <text:p>1</text:p>
          </table:table-cell>
          <table:table-cell/>
          <table:table-cell office:value-type="string">
            <text:p>U35 </text:p>
          </table:table-cell>
          <table:table-cell/>
        </table:table-row>
        <table:table-row table:style-name="ro1">
          <table:table-cell office:value-type="string">
            <text:p>LAN83C185</text:p>
          </table:table-cell>
          <table:table-cell office:value-type="string">
            <text:p>TQFP-64</text:p>
          </table:table-cell>
          <table:table-cell office:value-type="string">
            <text:p>Digi-key</text:p>
          </table:table-cell>
          <table:table-cell table:style-name="ce1" office:value-type="string">
            <text:p>638-1009-ND</text:p>
          </table:table-cell>
          <table:table-cell office:value-type="float" office:value="1">
            <text:p>1</text:p>
          </table:table-cell>
          <table:table-cell/>
          <table:table-cell office:value-type="string">
            <text:p>U15 </text:p>
          </table:table-cell>
          <table:table-cell/>
        </table:table-row>
        <table:table-row table:style-name="ro1">
          <table:table-cell office:value-type="string">
            <text:p>ZENER</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cell/>
        </table:table-row>
        <table:table-row table:style-name="ro1">
          <table:table-cell office:value-type="string">
            <text:p>NX3225SA</text:p>
          </table:table-cell>
          <table:table-cell office:value-type="string">
            <text:p>NDK_XTAL</text:p>
          </table:table-cell>
          <table:table-cell office:value-type="string">
            <text:p>Digi-key</text:p>
          </table:table-cell>
          <table:table-cell table:style-name="ce1"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cell/>
        </table:table-row>
        <table:table-row table:style-name="ro5">
          <table:table-cell office:value-type="string">
            <text:p>S8354MC</text:p>
          </table:table-cell>
          <table:table-cell office:value-type="string">
            <text:p>SOT-23-5</text:p>
          </table:table-cell>
          <table:table-cell office:value-type="string">
            <text:p>Digi-key</text:p>
          </table:table-cell>
          <table:table-cell table:style-name="ce1"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cell table:style-name="ce4" office:value-type="string">
            <text:p>S-8354A50MC-JRJT2G</text:p>
          </table:table-cell>
        </table:table-row>
        <table:table-row table:style-name="ro1">
          <table:table-cell office:value-type="string">
            <text:p>74LCX541</text:p>
          </table:table-cell>
          <table:table-cell office:value-type="string">
            <text:p>TSSOP-20</text:p>
          </table:table-cell>
          <table:table-cell office:value-type="string">
            <text:p>Digi-key</text:p>
          </table:table-cell>
          <table:table-cell table:style-name="ce1"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cell/>
        </table:table-row>
        <table:table-row table:style-name="ro1">
          <table:table-cell office:value-type="string">
            <text:p>LED</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cell/>
        </table:table-row>
        <table:table-row table:style-name="ro6">
          <table:table-cell office:value-type="string">
            <text:p>0.47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cell/>
        </table:table-row>
        <table:table-row table:style-name="ro3">
          <table:table-cell office:value-type="string">
            <text:p>0.15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cell/>
        </table:table-row>
        <table:table-row table:style-name="ro1">
          <table:table-cell office:value-type="string">
            <text:p>TESTCON</text:p>
          </table:table-cell>
          <table:table-cell office:value-type="string">
            <text:p>7x100mil</text:p>
          </table:table-cell>
          <table:table-cell office:value-type="string">
            <text:p>Digi-key</text:p>
          </table:table-cell>
          <table:table-cell table:style-name="ce1" office:value-type="string">
            <text:p><text:a xlink:href="http://search.digikey.com/scripts/DkSearch/dksus.dll?Detail?name=A19434-ND">A19434-ND</text:a></text:p>
          </table:table-cell>
          <table:table-cell office:value-type="float" office:value="1">
            <text:p>1</text:p>
          </table:table-cell>
          <table:table-cell/>
          <table:table-cell office:value-type="string">
            <text:p>U1 </text:p>
          </table:table-cell>
          <table:table-cell/>
        </table:table-row>
        <table:table-row table:style-name="ro1">
          <table:table-cell office:value-type="string">
            <text:p>8X2X100</text:p>
          </table:table-cell>
          <table:table-cell office:value-type="string">
            <text:p>2x8x100mil</text:p>
          </table:table-cell>
          <table:table-cell office:value-type="string">
            <text:p>Digi-key</text:p>
          </table:table-cell>
          <table:table-cell table:style-name="ce1"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cell/>
        </table:table-row>
        <table:table-row table:style-name="ro1">
          <table:table-cell office:value-type="string">
            <text:p>RS232_CON</text:p>
          </table:table-cell>
          <table:table-cell office:value-type="string">
            <text:p>DB9</text:p>
          </table:table-cell>
          <table:table-cell office:value-type="string">
            <text:p>Digi-key</text:p>
          </table:table-cell>
          <table:table-cell table:style-name="ce1" office:value-type="string">
            <text:p>A35114-ND</text:p>
          </table:table-cell>
          <table:table-cell office:value-type="float" office:value="1">
            <text:p>1</text:p>
          </table:table-cell>
          <table:table-cell/>
          <table:table-cell office:value-type="string">
            <text:p>U14 </text:p>
          </table:table-cell>
          <table:table-cell/>
        </table:table-row>
        <table:table-row table:style-name="ro1">
          <table:table-cell office:value-type="string">
            <text:p>ADM3202</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cell/>
        </table:table-row>
        <table:table-row table:style-name="ro1">
          <table:table-cell office:value-type="string">
            <text:p>ADM6713</text:p>
          </table:table-cell>
          <table:table-cell office:value-type="string">
            <text:p>SC-70-4</text:p>
          </table:table-cell>
          <table:table-cell office:value-type="string">
            <text:p>Digi-key</text:p>
          </table:table-cell>
          <table:table-cell table:style-name="ce1" office:value-type="string">
            <text:p><text:a xlink:href="http://search.digikey.com/scripts/DkSearch/dksus.dll?Detail?name=ADM6713SAKSZ-REEL7CT-ND">ADM6713SAKSZ-REEL7CT-ND</text:a></text:p>
          </table:table-cell>
          <table:table-cell office:value-type="float" office:value="1">
            <text:p>1</text:p>
          </table:table-cell>
          <table:table-cell/>
          <table:table-cell office:value-type="string">
            <text:p>U7 </text:p>
          </table:table-cell>
          <table:table-cell/>
        </table:table-row>
        <table:table-row table:style-name="ro1">
          <table:table-cell office:value-type="string">
            <text:p>BF534/6/7</text:p>
          </table:table-cell>
          <table:table-cell office:value-type="string">
            <text:p>MBGA-182</text:p>
          </table:table-cell>
          <table:table-cell office:value-type="string">
            <text:p>Digi-key</text:p>
          </table:table-cell>
          <table:table-cell table:style-name="ce1"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cell/>
        </table:table-row>
        <table:table-row table:style-name="ro1">
          <table:table-cell office:value-type="string">
            <text:p>ADUM2400</text:p>
          </table:table-cell>
          <table:table-cell office:value-type="string">
            <text:p>SOICW-16</text:p>
          </table:table-cell>
          <table:table-cell office:value-type="string">
            <text:p>Digi-key</text:p>
          </table:table-cell>
          <table:table-cell table:style-name="ce1" office:value-type="string">
            <text:p><text:a xlink:href="http://search.digikey.com/scripts/DkSearch/dksus.dll?Detail?name=ADUM2400BRWZ-ND">ADUM2400BRWZ-ND</text:a></text:p>
          </table:table-cell>
          <table:table-cell office:value-type="float" office:value="2">
            <text:p>2</text:p>
          </table:table-cell>
          <table:table-cell office:value-type="string">
            <text:p>10mbps</text:p>
          </table:table-cell>
          <table:table-cell office:value-type="string">
            <text:p>U39 U40 </text:p>
          </table:table-cell>
          <table:table-cell/>
        </table:table-row>
        <table:table-row table:style-name="ro1">
          <table:table-cell office:value-type="string">
            <text:p>ADSP_JTAG_CON</text:p>
          </table:table-cell>
          <table:table-cell office:value-type="string">
            <text:p>7x2x100</text:p>
          </table:table-cell>
          <table:table-cell office:value-type="string">
            <text:p>Digi-key</text:p>
          </table:table-cell>
          <table:table-cell table:style-name="ce1" office:value-type="string">
            <text:p><text:a xlink:href="http://search.digikey.com/scripts/DkSearch/dksus.dll?Detail?name=AHS14L-ND">AHS14L-ND</text:a></text:p>
          </table:table-cell>
          <table:table-cell office:value-type="float" office:value="1">
            <text:p>1</text:p>
          </table:table-cell>
          <table:table-cell/>
          <table:table-cell office:value-type="string">
            <text:p>U19 </text:p>
          </table:table-cell>
          <table:table-cell/>
        </table:table-row>
        <table:table-row table:style-name="ro1">
          <table:table-cell office:value-type="string">
            <text:p>AT45DB081D</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AT45DB081D-SSU-ND">AT45DB081D-SSU-ND</text:a></text:p>
          </table:table-cell>
          <table:table-cell office:value-type="float" office:value="1">
            <text:p>1</text:p>
          </table:table-cell>
          <table:table-cell/>
          <table:table-cell office:value-type="string">
            <text:p>U8 </text:p>
          </table:table-cell>
          <table:table-cell/>
        </table:table-row>
        <table:table-row table:style-name="ro1">
          <table:table-cell office:value-type="string">
            <text:p>BAT54A</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cell/>
        </table:table-row>
        <table:table-row table:style-name="ro1">
          <table:table-cell office:value-type="string">
            <text:p>BAT54S</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cell/>
        </table:table-row>
        <table:table-row table:style-name="ro1">
          <table:table-cell office:value-type="string">
            <text:p>CAT32TDI</text:p>
          </table:table-cell>
          <table:table-cell office:value-type="string">
            <text:p>SOT-23-6</text:p>
          </table:table-cell>
          <table:table-cell office:value-type="string">
            <text:p>Digi-key</text:p>
          </table:table-cell>
          <table:table-cell table:style-name="ce1"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cell/>
        </table:table-row>
        <table:table-row table:style-name="ro1">
          <table:table-cell office:value-type="string">
            <text:p>F2110</text:p>
          </table:table-cell>
          <table:table-cell office:value-type="float" office:value="1206">
            <text:p>1206</text:p>
          </table:table-cell>
          <table:table-cell office:value-type="string">
            <text:p>Digi-key</text:p>
          </table:table-cell>
          <table:table-cell table:style-name="ce1"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cell/>
        </table:table-row>
        <table:table-row table:style-name="ro1">
          <table:table-cell office:value-type="string">
            <text:p>FAN2001</text:p>
          </table:table-cell>
          <table:table-cell office:value-type="string">
            <text:p>MLP-6</text:p>
          </table:table-cell>
          <table:table-cell office:value-type="string">
            <text:p>Digi-key</text:p>
          </table:table-cell>
          <table:table-cell table:style-name="ce1" office:value-type="string">
            <text:p><text:a xlink:href="http://search.digikey.com/scripts/DkSearch/dksus.dll?Detail?name=FAN2001MPXCT-ND">FAN2001MPXCT-ND</text:a></text:p>
          </table:table-cell>
          <table:table-cell office:value-type="float" office:value="2">
            <text:p>2</text:p>
          </table:table-cell>
          <table:table-cell/>
          <table:table-cell office:value-type="string">
            <text:p>U5 U11 </text:p>
          </table:table-cell>
          <table:table-cell/>
        </table:table-row>
        <table:table-row table:style-name="ro1">
          <table:table-cell office:value-type="string">
            <text:p>FDV301N</text:p>
          </table:table-cell>
          <table:table-cell office:value-type="string">
            <text:p>SOT-23</text:p>
          </table:table-cell>
          <table:table-cell office:value-type="string">
            <text:p>Digi-key</text:p>
          </table:table-cell>
          <table:table-cell table:style-name="ce1" office:value-type="string">
            <text:p>FDV301NCT-ND</text:p>
          </table:table-cell>
          <table:table-cell office:value-type="float" office:value="1">
            <text:p>1</text:p>
          </table:table-cell>
          <table:table-cell/>
          <table:table-cell office:value-type="string">
            <text:p>U13 </text:p>
          </table:table-cell>
          <table:table-cell/>
        </table:table-row>
        <table:table-row table:style-name="ro1">
          <table:table-cell office:value-type="string">
            <text:p>INA2322</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cell/>
        </table:table-row>
        <table:table-row table:style-name="ro1">
          <table:table-cell office:value-type="string">
            <text:p>MAX253</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MAX253CSA%2B-ND">MAX253CSA+-ND</text:a></text:p>
          </table:table-cell>
          <table:table-cell office:value-type="float" office:value="1">
            <text:p>1</text:p>
          </table:table-cell>
          <table:table-cell office:value-type="string">
            <text:p>comm. Temp.</text:p>
          </table:table-cell>
          <table:table-cell office:value-type="string">
            <text:p>U47 </text:p>
          </table:table-cell>
          <table:table-cell/>
        </table:table-row>
        <table:table-row table:style-name="ro1">
          <table:table-cell office:value-type="string">
            <text:p>MAX3421E</text:p>
          </table:table-cell>
          <table:table-cell office:value-type="string">
            <text:p>TQFP-32</text:p>
          </table:table-cell>
          <table:table-cell office:value-type="string">
            <text:p>Digi-key</text:p>
          </table:table-cell>
          <table:table-cell table:style-name="ce1"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cell/>
        </table:table-row>
        <table:table-row table:style-name="ro1">
          <table:table-cell office:value-type="string">
            <text:p>MCP3304</text:p>
          </table:table-cell>
          <table:table-cell office:value-type="string">
            <text:p>SOIC-16</text:p>
          </table:table-cell>
          <table:table-cell office:value-type="string">
            <text:p>Digi-key</text:p>
          </table:table-cell>
          <table:table-cell table:style-name="ce1" office:value-type="string">
            <text:p><text:a xlink:href="http://search.digikey.com/scripts/DkSearch/dksus.dll?Detail?name=MCP3304-CI%2FSL-ND">MCP3304-CI/SL-ND</text:a></text:p>
          </table:table-cell>
          <table:table-cell office:value-type="float" office:value="4">
            <text:p>4</text:p>
          </table:table-cell>
          <table:table-cell/>
          <table:table-cell office:value-type="string">
            <text:p>U57 U55 U53 U51 </text:p>
          </table:table-cell>
          <table:table-cell/>
        </table:table-row>
        <table:table-row table:style-name="ro1">
          <table:table-cell office:value-type="string">
            <text:p>MNR18</text:p>
          </table:table-cell>
          <table:table-cell office:value-type="string">
            <text:p>0603x8</text:p>
          </table:table-cell>
          <table:table-cell office:value-type="string">
            <text:p>Digi-key</text:p>
          </table:table-cell>
          <table:table-cell table:style-name="ce1" office:value-type="string">
            <text:p><text:a xlink:href="http://search.digikey.com/scripts/DkSearch/dksus.dll?Detail?name=MNR18222CT-ND">MNR18222CT-ND</text:a></text:p>
          </table:table-cell>
          <table:table-cell office:value-type="float" office:value="4">
            <text:p>4</text:p>
          </table:table-cell>
          <table:table-cell office:value-type="string">
            <text:p>2.2k</text:p>
          </table:table-cell>
          <table:table-cell office:value-type="string">
            <text:p>U56 U54 U52 U50 </text:p>
          </table:table-cell>
          <table:table-cell/>
        </table:table-row>
        <table:table-row table:style-name="ro1">
          <table:table-cell office:value-type="string">
            <text:p>N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cell/>
        </table:table-row>
        <table:table-row table:style-name="ro1">
          <table:table-cell office:value-type="string">
            <text:p>ND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cell/>
        </table:table-row>
        <table:table-row table:style-name="ro1">
          <table:table-cell office:value-type="string">
            <text:p>12.4k</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12.4KHCT-ND">P12.4KHCT-ND</text:a></text:p>
          </table:table-cell>
          <table:table-cell office:value-type="float" office:value="1">
            <text:p>1</text:p>
          </table:table-cell>
          <table:table-cell/>
          <table:table-cell office:value-type="string">
            <text:p>R20 </text:p>
          </table:table-cell>
          <table:table-cell/>
        </table:table-row>
        <table:table-row table:style-name="ro1">
          <table:table-cell office:value-type="string">
            <text:p>100uf</text:p>
          </table:table-cell>
          <table:table-cell office:value-type="string">
            <text:p>2mmradial</text:p>
          </table:table-cell>
          <table:table-cell office:value-type="string">
            <text:p>Digi-key</text:p>
          </table:table-cell>
          <table:table-cell table:style-name="ce1"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cell/>
        </table:table-row>
        <table:table-row table:style-name="ro1">
          <table:table-cell office:value-type="string">
            <text:p>5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cell/>
        </table:table-row>
        <table:table-row table:style-name="ro1">
          <table:table-cell office:value-type="string">
            <text:p>7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cell/>
        </table:table-row>
        <table:table-row table:style-name="ro4">
          <table:table-cell office:value-type="string">
            <text:p>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cell/>
        </table:table-row>
        <table:table-row table:style-name="ro1">
          <table:table-cell office:value-type="string">
            <text:p>18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cell/>
        </table:table-row>
        <table:table-row table:style-name="ro1">
          <table:table-cell office:value-type="string">
            <text:p>10uf</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cell/>
        </table:table-row>
        <table:table-row table:style-name="ro1">
          <table:table-cell office:value-type="string">
            <text:p>2n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cell/>
        </table:table-row>
        <table:table-row table:style-name="ro7">
          <table:table-cell office:value-type="string">
            <text:p>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cell/>
        </table:table-row>
        <table:table-row table:style-name="ro1">
          <table:table-cell office:value-type="string">
            <text:p>10uf</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cell/>
        </table:table-row>
        <table:table-row table:style-name="ro1">
          <table:table-cell office:value-type="string">
            <text:p>6.8uh</text:p>
          </table:table-cell>
          <table:table-cell office:value-type="float" office:value="1008">
            <text:p>1008</text:p>
          </table:table-cell>
          <table:table-cell office:value-type="string">
            <text:p>Digi-key</text:p>
          </table:table-cell>
          <table:table-cell table:style-name="ce1"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cell/>
        </table:table-row>
        <table:table-row table:style-name="ro1">
          <table:table-cell office:value-type="string">
            <text:p>33uh</text:p>
          </table:table-cell>
          <table:table-cell office:value-type="string">
            <text:p>ELL6</text:p>
          </table:table-cell>
          <table:table-cell office:value-type="string">
            <text:p>Digi-key</text:p>
          </table:table-cell>
          <table:table-cell table:style-name="ce1"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cell/>
        </table:table-row>
        <table:table-row table:style-name="ro1">
          <table:table-cell office:value-type="string">
            <text:p>REG101</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cell/>
        </table:table-row>
        <table:table-row table:style-name="ro1">
          <table:table-cell office:value-type="string">
            <text:p>1.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cell/>
        </table:table-row>
        <table:table-row table:style-name="ro4">
          <table:table-cell office:value-type="string">
            <text:p>1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cell/>
        </table:table-row>
        <table:table-row table:style-name="ro4">
          <table:table-cell office:value-type="string">
            <text:p>1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cell/>
        </table:table-row>
        <table:table-row table:style-name="ro1">
          <table:table-cell office:value-type="float" office:value="10">
            <text:p>1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cell/>
        </table:table-row>
        <table:table-row table:style-name="ro1">
          <table:table-cell office:value-type="string">
            <text:p>18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cell/>
        </table:table-row>
        <table:table-row table:style-name="ro3">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cell/>
        </table:table-row>
        <table:table-row table:style-name="ro1">
          <table:table-cell office:value-type="float" office:value="270">
            <text:p>27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cell/>
        </table:table-row>
        <table:table-row table:style-name="ro3">
          <table:table-cell office:value-type="string">
            <text:p>3.3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cell/>
        </table:table-row>
        <table:table-row table:style-name="ro1">
          <table:table-cell office:value-type="string">
            <text:p>3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cell/>
        </table:table-row>
        <table:table-row table:style-name="ro1">
          <table:table-cell office:value-type="float" office:value="33">
            <text:p>33</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cell/>
        </table:table-row>
        <table:table-row table:style-name="ro1">
          <table:table-cell office:value-type="float" office:value="500">
            <text:p>50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cell/>
        </table:table-row>
        <table:table-row table:style-name="ro1">
          <table:table-cell office:value-type="float" office:value="50">
            <text:p>5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cell/>
        </table:table-row>
        <table:table-row table:style-name="ro1">
          <table:table-cell office:value-type="string">
            <text:p>8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cell/>
        </table:table-row>
        <table:table-row table:style-name="ro1">
          <table:table-cell office:value-type="string">
            <text:p>uclamp0501H</text:p>
          </table:table-cell>
          <table:table-cell office:value-type="string">
            <text:p>SOD-523</text:p>
          </table:table-cell>
          <table:table-cell office:value-type="string">
            <text:p>Digi-key</text:p>
          </table:table-cell>
          <table:table-cell table:style-name="ce1"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cell/>
        </table:table-row>
        <table:table-row table:style-name="ro1">
          <table:table-cell office:value-type="string">
            <text:p>UCLAMP33</text:p>
          </table:table-cell>
          <table:table-cell office:value-type="string">
            <text:p>SOD-323</text:p>
          </table:table-cell>
          <table:table-cell office:value-type="string">
            <text:p>Digi-key</text:p>
          </table:table-cell>
          <table:table-cell table:style-name="ce1"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cell/>
        </table:table-row>
        <table:table-row table:style-name="ro1">
          <table:table-cell office:value-type="string">
            <text:p>JUMP</text:p>
          </table:table-cell>
          <table:table-cell office:value-type="string">
            <text:p>2x100mil</text:p>
          </table:table-cell>
          <table:table-cell office:value-type="string">
            <text:p>Digi-key</text:p>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cell/>
        </table:table-row>
        <table:table-row table:style-name="ro1">
          <table:table-cell office:value-type="string">
            <text:p>8X100</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44 </text:p>
          </table:table-cell>
          <table:table-cell/>
        </table:table-row>
        <table:table-row table:style-name="ro1">
          <table:table-cell office:value-type="string">
            <text:p>NRF24L01-BREAK</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6 </text:p>
          </table:table-cell>
          <table:table-cell/>
        </table:table-row>
        <table:table-row table:style-name="ro1">
          <table:table-cell office:value-type="string">
            <text:p>10X100</text:p>
          </table:table-cell>
          <table:table-cell office:value-type="string">
            <text:p>11x100mil</text:p>
          </table:table-cell>
          <table:table-cell office:value-type="string">
            <text:p>Digi-key</text:p>
          </table:table-cell>
          <table:table-cell table:style-name="ce1"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cell/>
        </table:table-row>
        <table:table-row table:style-name="ro1">
          <table:table-cell office:value-type="string">
            <text:p>ZR4040-2.5</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ZR40402F25CT-ND">ZR40402F25CT-ND</text:a></text:p>
          </table:table-cell>
          <table:table-cell office:value-type="float" office:value="1">
            <text:p>1</text:p>
          </table:table-cell>
          <table:table-cell/>
          <table:table-cell office:value-type="string">
            <text:p>U42 </text:p>
          </table:table-cell>
          <table:table-cell/>
        </table:table-row>
        <table:table-row table:style-name="ro1">
          <table:table-cell table:number-columns-repeated="2" office:value-type="string">
            <text:p>SFE-MAGJACK</text:p>
          </table:table-cell>
          <table:table-cell office:value-type="string">
            <text:p>sfe</text:p>
          </table:table-cell>
          <table:table-cell/>
          <table:table-cell office:value-type="float" office:value="1">
            <text:p>1</text:p>
          </table:table-cell>
          <table:table-cell/>
          <table:table-cell office:value-type="string">
            <text:p>U9 </text:p>
          </table:table-cell>
          <table:table-cell/>
        </table:table-row>
        <table:table-row table:style-name="ro1">
          <table:table-cell office:value-type="string">
            <text:p>SPI_LCD</text:p>
          </table:table-cell>
          <table:table-cell office:value-type="string">
            <text:p>HIROSE-10</text:p>
          </table:table-cell>
          <table:table-cell office:value-type="string">
            <text:p>sfe</text:p>
          </table:table-cell>
          <table:table-cell/>
          <table:table-cell office:value-type="float" office:value="1">
            <text:p>1</text:p>
          </table:table-cell>
          <table:table-cell/>
          <table:table-cell office:value-type="string">
            <text:p>U34 </text:p>
          </table:table-cell>
          <table:table-cell/>
        </table:table-row>
        <table:table-row table:style-name="ro1">
          <table:table-cell table:number-columns-repeated="2" office:value-type="string">
            <text:p>NXT_CONN</text:p>
          </table:table-cell>
          <table:table-cell office:value-type="string">
            <text:p>mindsensors</text:p>
          </table:table-cell>
          <table:table-cell/>
          <table:table-cell office:value-type="float" office:value="1">
            <text:p>1</text:p>
          </table:table-cell>
          <table:table-cell/>
          <table:table-cell office:value-type="string">
            <text:p>U25 </text:p>
          </table:table-cell>
          <table:table-cell/>
        </table:table-row>
        <table:table-row table:style-name="ro1" table:number-rows-repeated="65443">
          <table:table-cell table:number-columns-repeated="8"/>
        </table:table-row>
        <table:table-row table:style-name="ro1">
          <table:table-cell table:number-columns-repeated="8"/>
        </table:table-row>
      </table:table>
      <table:database-ranges>
        <table:database-range table:target-range-address="Sheet1.A1:Sheet1.G65536">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69%" style:writing-mode="lr-tb"/>
      <style:header-style>
        <style:header-footer-properties fo:min-height="0.3in" fo:margin-left="0in" fo:margin-right="0in" fo:margin-bottom="0.1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6">09/16/2008</text:date>, <text:time>14:1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08-09-16T14:12:32</dc:date>
    <meta:print-date>2008-06-06T11:56:58</meta:print-date>
    <meta:editing-cycles>30</meta:editing-cycles>
    <meta:editing-duration>PT11H42M26S</meta:editing-duration>
    <meta:user-defined meta:name="Info 1"/>
    <meta:user-defined meta:name="Info 2"/>
    <meta:user-defined meta:name="Info 3"/>
    <meta:user-defined meta:name="Info 4"/>
    <meta:document-statistic meta:table-count="1" meta:cell-count="564"/>
  </office:meta>
</office:document-meta>
</file>